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102cm"/>
    </style:style>
    <style:style style:name="gr5" style:family="graphic" style:parent-style-name="standard">
      <style:graphic-properties draw:stroke="dash" draw:stroke-dash="Ultrafine_20_Dashed" svg:stroke-width="0.102cm" draw:marker-start="Line_20_Arrow" draw:marker-start-width="0.33cm" draw:marker-end-width="0.457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1.19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width="0.051cm" svg:stroke-color="#00008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800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800000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6.36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objectwithoutfill">
      <style:graphic-properties svg:stroke-width="0.051cm" svg:stroke-color="#00008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17.36cm"/>
    </style:style>
    <style:style style:name="gr18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textarea-horizontal-align="left" draw:auto-grow-height="true" draw:auto-grow-width="true" fo:min-height="1.555cm" fo:min-width="4.549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1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23" style:family="graphic" style:parent-style-name="objectwithoutfill">
      <style:graphic-properties svg:stroke-width="0.051cm" svg:stroke-color="#8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textarea-horizontal-align="left" draw:auto-grow-height="true" draw:auto-grow-width="true" fo:min-height="2.427cm" fo:min-width="9.08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fo:font-size="14pt" fo:font-style="normal" style:font-size-asian="14pt" style:font-style-asian="normal" style:font-size-complex="14pt" style:font-style-complex="normal"/>
    </style:style>
    <style:style style:name="P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text-properties fo:color="#ff00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entury Schoolbook L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Century Schoolbook L"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0000" style:text-position="-33% 58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.674cm" svg:height="0.718cm" svg:x="6.68cm" svg:y="11.979cm" svg:viewBox="0 0 1675 719" svg:d="M0 712c275-153 344-215 344-215l291-382 191-115 123 77 183 214 222 260 321 168">
          <text:p/>
        </draw:path>
        <draw:path draw:style-name="gr1" draw:text-style-name="P1" draw:layer="layout" svg:width="2.003cm" svg:height="1.353cm" svg:x="6.519cm" svg:y="10.518cm" svg:viewBox="0 0 2004 1354" svg:d="M0 642c183-99 306-252 306-252l252-352 99-38 146 114 115 368 137 505 92 198 92 138 61 31 191-115 207-360 145-130 161-61">
          <text:p/>
        </draw:path>
        <draw:path draw:style-name="gr1" draw:text-style-name="P1" draw:layer="layout" svg:width="2.333cm" svg:height="1.146cm" svg:x="6.327cm" svg:y="9.148cm" svg:viewBox="0 0 2334 1147" svg:d="M0 597c130-39 283-199 283-199l138-199 92-130 84-69 107 46 100 214 84 329 122 367 123 191 76-30 107-214 130-498 54-206 92-153 107-31 122 84 145 230 146 161 176 99h46">
          <text:p/>
        </draw:path>
        <draw:path draw:style-name="gr1" draw:text-style-name="P1" draw:layer="layout" svg:width="2.562cm" svg:height="1.17cm" svg:x="6.182cm" svg:y="7.61cm" svg:viewBox="0 0 2563 1171" svg:d="M0 589c138-46 237-137 237-137l161-176 99-176 92-77 54-23 107 61 76 222 77 329 61 253 99 160 115-61 122-375 54-283 84-161h107l62 131 84 283 76 367 38 115 69 130 123-39 229-244 161-192 176-99">
          <text:p/>
        </draw:path>
        <draw:line draw:style-name="gr2" draw:text-style-name="P2" draw:layer="layout" svg:x1="6.037cm" svg:y1="12.705cm" svg:x2="8.967cm" svg:y2="12.713cm">
          <text:p/>
        </draw:line>
        <draw:line draw:style-name="gr2" draw:text-style-name="P2" draw:layer="layout" svg:x1="6.009cm" svg:y1="8.197cm" svg:x2="8.939cm" svg:y2="8.205cm">
          <text:p/>
        </draw:line>
        <draw:line draw:style-name="gr2" draw:text-style-name="P2" draw:layer="layout" svg:x1="6.009cm" svg:y1="9.765cm" svg:x2="8.939cm" svg:y2="9.773cm">
          <text:p/>
        </draw:line>
        <draw:line draw:style-name="gr2" draw:text-style-name="P2" draw:layer="layout" svg:x1="6.009cm" svg:y1="11.189cm" svg:x2="8.939cm" svg:y2="11.197cm">
          <text:p/>
        </draw:line>
        <draw:path draw:style-name="gr3" draw:text-style-name="P1" draw:layer="layout" svg:width="8.555cm" svg:height="9.946cm" svg:x="6.109cm" svg:y="3.494cm" svg:viewBox="0 0 8556 9947" svg:d="M0 0c11 179 309 3552 321 3660 179 1615 232 1845 234 1788l306 2418 199 1163 123 459 107 352 107 107 122-77 184-811 229-1254 215-2066 252-2252 49-248 233-357 360-286 347-222 494-149 1855-24 2819-25">
          <text:p/>
        </draw:path>
        <draw:frame draw:style-name="gr4" draw:text-style-name="P4" draw:layer="layout" svg:width="1.602cm" svg:height="0.907cm" svg:x="4.348cm" svg:y="12.341cm">
          <draw:text-box>
            <text:p text:style-name="P3"><text:span text:style-name="T1">v</text:span><text:span text:style-name="T2"> = 0</text:span></text:p>
          </draw:text-box>
        </draw:frame>
        <draw:frame draw:style-name="gr4" draw:text-style-name="P4" draw:layer="layout" svg:width="1.602cm" svg:height="0.907cm" svg:x="4.349cm" svg:y="10.741cm">
          <draw:text-box>
            <text:p text:style-name="P3"><text:span text:style-name="T1">v</text:span><text:span text:style-name="T2"> = 1</text:span></text:p>
          </draw:text-box>
        </draw:frame>
        <draw:frame draw:style-name="gr4" draw:text-style-name="P4" draw:layer="layout" svg:width="1.602cm" svg:height="0.907cm" svg:x="4.35cm" svg:y="9.341cm">
          <draw:text-box>
            <text:p text:style-name="P3"><text:span text:style-name="T1">v</text:span><text:span text:style-name="T2"> = 2</text:span></text:p>
          </draw:text-box>
        </draw:frame>
        <draw:frame draw:style-name="gr4" draw:text-style-name="P4" draw:layer="layout" svg:width="1.602cm" svg:height="0.907cm" svg:x="4.351cm" svg:y="7.741cm">
          <draw:text-box>
            <text:p text:style-name="P3"><text:span text:style-name="T1">v</text:span><text:span text:style-name="T2"> = 3</text:span></text:p>
          </draw:text-box>
        </draw:frame>
        <draw:line draw:style-name="gr5" draw:text-style-name="P2" draw:layer="layout" svg:x1="2.445cm" svg:y1="3.377cm" svg:x2="2.502cm" svg:y2="23.922cm">
          <text:p/>
        </draw:line>
        <draw:frame draw:style-name="gr6" draw:text-style-name="P5" draw:layer="layout" svg:width="0.925cm" svg:height="0.962cm" svg:x="1.25cm" svg:y="3.235cm">
          <draw:text-box>
            <text:p text:style-name="P3"><text:span text:style-name="T3">E</text:span></text:p>
          </draw:text-box>
        </draw:frame>
        <draw:path draw:style-name="gr1" draw:text-style-name="P1" draw:layer="layout" svg:width="1.674cm" svg:height="0.718cm" svg:x="6.181cm" svg:y="22.38cm" svg:viewBox="0 0 1675 719" svg:d="M0 712c275-153 344-215 344-215l291-382 191-115 123 77 183 214 222 260 321 168">
          <text:p/>
        </draw:path>
        <draw:path draw:style-name="gr1" draw:text-style-name="P1" draw:layer="layout" svg:width="2.003cm" svg:height="1.353cm" svg:x="6.02cm" svg:y="20.919cm" svg:viewBox="0 0 2004 1354" svg:d="M0 642c183-99 306-252 306-252l252-352 99-38 146 114 115 368 137 505 92 198 92 138 61 31 191-115 207-360 145-130 161-61">
          <text:p/>
        </draw:path>
        <draw:path draw:style-name="gr1" draw:text-style-name="P1" draw:layer="layout" svg:width="2.333cm" svg:height="1.146cm" svg:x="5.828cm" svg:y="19.549cm" svg:viewBox="0 0 2334 1147" svg:d="M0 597c130-39 283-199 283-199l138-199 92-130 84-69 107 46 100 214 84 329 122 367 123 191 76-30 107-214 130-498 54-206 92-153 107-31 122 84 145 230 146 161 176 99h46">
          <text:p/>
        </draw:path>
        <draw:path draw:style-name="gr1" draw:text-style-name="P1" draw:layer="layout" svg:width="2.562cm" svg:height="1.17cm" svg:x="5.683cm" svg:y="18.011cm" svg:viewBox="0 0 2563 1171" svg:d="M0 589c138-46 237-137 237-137l161-176 99-176 92-77 54-23 107 61 76 222 77 329 61 253 99 160 115-61 122-375 54-283 84-161h107l62 131 84 283 76 367 38 115 69 130 123-39 229-244 161-192 176-99">
          <text:p/>
        </draw:path>
        <draw:line draw:style-name="gr2" draw:text-style-name="P2" draw:layer="layout" svg:x1="5.538cm" svg:y1="23.106cm" svg:x2="8.468cm" svg:y2="23.114cm">
          <text:p/>
        </draw:line>
        <draw:line draw:style-name="gr2" draw:text-style-name="P2" draw:layer="layout" svg:x1="5.51cm" svg:y1="18.598cm" svg:x2="8.44cm" svg:y2="18.606cm">
          <text:p/>
        </draw:line>
        <draw:line draw:style-name="gr2" draw:text-style-name="P2" draw:layer="layout" svg:x1="5.51cm" svg:y1="20.166cm" svg:x2="8.44cm" svg:y2="20.174cm">
          <text:p/>
        </draw:line>
        <draw:line draw:style-name="gr2" draw:text-style-name="P2" draw:layer="layout" svg:x1="5.51cm" svg:y1="21.59cm" svg:x2="8.44cm" svg:y2="21.598cm">
          <text:p/>
        </draw:line>
        <draw:path draw:style-name="gr3" draw:text-style-name="P1" draw:layer="layout" svg:width="8.555cm" svg:height="9.946cm" svg:x="5.61cm" svg:y="13.895cm" svg:viewBox="0 0 8556 9947" svg:d="M0 0c11 179 309 3552 321 3660 179 1615 232 1845 234 1788l306 2418 199 1163 123 459 107 352 107 107 122-77 184-811 229-1254 215-2066 252-2252 49-248 233-357 360-286 347-222 494-149 1855-24 2819-25">
          <text:p/>
        </draw:path>
        <draw:frame draw:style-name="gr7" draw:text-style-name="P4" draw:layer="layout" svg:width="1.695cm" svg:height="0.907cm" svg:x="3.849cm" svg:y="22.742cm">
          <draw:text-box>
            <text:p text:style-name="P3"><text:span text:style-name="T1">v</text:span><text:span text:style-name="T4">'</text:span><text:span text:style-name="T2"> = 0</text:span></text:p>
          </draw:text-box>
        </draw:frame>
        <draw:frame draw:style-name="gr7" draw:text-style-name="P4" draw:layer="layout" svg:width="1.695cm" svg:height="0.907cm" svg:x="3.85cm" svg:y="21.142cm">
          <draw:text-box>
            <text:p text:style-name="P3"><text:span text:style-name="T1">v</text:span><text:span text:style-name="T4">'</text:span><text:span text:style-name="T2"> = 1</text:span></text:p>
          </draw:text-box>
        </draw:frame>
        <draw:frame draw:style-name="gr7" draw:text-style-name="P4" draw:layer="layout" svg:width="1.695cm" svg:height="0.907cm" svg:x="3.851cm" svg:y="19.742cm">
          <draw:text-box>
            <text:p text:style-name="P3"><text:span text:style-name="T1">v</text:span><text:span text:style-name="T4">'</text:span><text:span text:style-name="T2"> = 2</text:span></text:p>
          </draw:text-box>
        </draw:frame>
        <draw:frame draw:style-name="gr7" draw:text-style-name="P4" draw:layer="layout" svg:width="1.695cm" svg:height="0.907cm" svg:x="3.852cm" svg:y="18.142cm">
          <draw:text-box>
            <text:p text:style-name="P3"><text:span text:style-name="T1">v</text:span><text:span text:style-name="T4">'</text:span><text:span text:style-name="T2"> = 3</text:span></text:p>
          </draw:text-box>
        </draw:frame>
        <draw:frame draw:style-name="gr8" draw:text-style-name="P6" draw:layer="layout" svg:width="4.964cm" svg:height="0.962cm" svg:x="8.799cm" svg:y="19.524cm">
          <draw:text-box>
            <text:p>Ground state</text:p>
          </draw:text-box>
        </draw:frame>
        <draw:frame draw:style-name="gr8" draw:text-style-name="P6" draw:layer="layout" svg:width="4.964cm" svg:height="0.962cm" svg:x="9.299cm" svg:y="9.124cm">
          <draw:text-box>
            <text:p>Excited state</text:p>
          </draw:text-box>
        </draw:frame>
        <draw:line draw:style-name="gr9" draw:text-style-name="P2" draw:layer="layout" svg:x1="7.846cm" svg:y1="12.713cm" svg:x2="7.952cm" svg:y2="20.156cm">
          <text:p/>
        </draw:line>
        <draw:line draw:style-name="gr10" draw:text-style-name="P2" draw:layer="layout" svg:x1="7.265cm" svg:y1="12.674cm" svg:x2="7.374cm" svg:y2="23.105cm">
          <text:p/>
        </draw:line>
        <draw:line draw:style-name="gr11" draw:text-style-name="P2" draw:layer="layout" svg:x1="7.673cm" svg:y1="12.678cm" svg:x2="7.762cm" svg:y2="21.596cm">
          <text:p/>
        </draw:line>
        <draw:frame draw:style-name="gr12" draw:text-style-name="P6" draw:layer="layout" svg:width="6.86cm" svg:height="1.094cm" svg:x="18.353cm" svg:y="12.23cm">
          <draw:text-box>
            <text:p>If only <text:span text:style-name="T5">v</text:span> = 0 populated</text:p>
          </draw:text-box>
        </draw:frame>
        <draw:line draw:style-name="gr13" draw:text-style-name="P2" draw:layer="layout" svg:x1="18.571cm" svg:y1="6.24cm" svg:x2="18.593cm" svg:y2="11.401cm">
          <text:p/>
        </draw:line>
        <draw:line draw:style-name="gr13" draw:text-style-name="P2" draw:layer="layout" svg:x1="24.956cm" svg:y1="11.401cm" svg:x2="18.593cm" svg:y2="11.401cm">
          <text:p/>
        </draw:line>
        <draw:path draw:style-name="gr14" draw:text-style-name="P1" draw:layer="layout" svg:width="0.48cm" svg:height="2.107cm" svg:x="20.295cm" svg:y="9.295cm" svg:viewBox="0 0 481 2108" svg:d="M0 2088c79-449 99-631 99-631l83-1120 55-337 36 226 52 627 64 763 92 492">
          <text:p/>
        </draw:path>
        <draw:frame draw:style-name="gr15" draw:text-style-name="P7" draw:layer="layout" svg:width="3.012cm" svg:height="0.806cm" svg:x="19.908cm" svg:y="11.569cm">
          <draw:text-box>
            <text:p><text:span text:style-name="T6">wavelength</text:span></text:p>
          </draw:text-box>
        </draw:frame>
        <draw:frame draw:style-name="gr16" draw:text-style-name="P7" draw:layer="layout" svg:width="2.356cm" svg:height="0.806cm" draw:transform="rotate (1.56486220733812) translate (17.557cm 9.931cm)">
          <draw:text-box>
            <text:p><text:span text:style-name="T6">Intensity</text:span></text:p>
          </draw:text-box>
        </draw:frame>
        <draw:line draw:style-name="gr2" draw:text-style-name="P2" draw:layer="layout" svg:x1="15.556cm" svg:y1="4.195cm" svg:x2="15.578cm" svg:y2="24.444cm">
          <text:p/>
        </draw:line>
        <draw:frame draw:style-name="gr17" draw:text-style-name="P8" draw:layer="layout" svg:width="17.86cm" svg:height="1.305cm" svg:x="10.721cm" svg:y="1.747cm">
          <draw:text-box>
            <text:p><text:span text:style-name="T7">Excited state </text:span><text:span text:style-name="T8">R</text:span><text:span text:style-name="T9">e</text:span><text:span text:style-name="T7"> larger than the ground state </text:span><text:span text:style-name="T8">R</text:span><text:span text:style-name="T9">e</text:span></text:p>
          </draw:text-box>
        </draw:frame>
        <draw:line draw:style-name="gr18" draw:text-style-name="P2" draw:layer="layout" svg:x1="10.942cm" svg:y1="2.894cm" svg:x2="28.305cm" svg:y2="2.905cm">
          <text:p/>
        </draw:line>
        <draw:frame draw:style-name="gr19" draw:text-style-name="P6" draw:layer="layout" svg:width="5.099cm" svg:height="1.855cm" svg:x="9.33cm" svg:y="10.723cm">
          <draw:text-box>
            <text:p>Transitions from</text:p>
            <text:p>higher <text:span text:style-name="T5">v</text:span> omitted</text:p>
          </draw:text-box>
        </draw:frame>
        <draw:line draw:style-name="gr5" draw:text-style-name="P2" draw:layer="layout" svg:x1="14.378cm" svg:y1="24.091cm" svg:x2="2.503cm" svg:y2="23.923cm">
          <text:p/>
        </draw:line>
        <draw:frame draw:style-name="gr20" draw:text-style-name="P5" draw:layer="layout" svg:width="0.959cm" svg:height="0.962cm" svg:x="13.251cm" svg:y="24.135cm">
          <draw:text-box>
            <text:p text:style-name="P3"><text:span text:style-name="T3">R</text:span></text:p>
          </draw:text-box>
        </draw:frame>
        <draw:line draw:style-name="gr21" draw:text-style-name="P2" draw:layer="layout" svg:x1="7.033cm" svg:y1="23.464cm" svg:x2="7.033cm" svg:y2="24.23cm">
          <text:p/>
        </draw:line>
        <draw:line draw:style-name="gr21" draw:text-style-name="P2" draw:layer="layout" svg:x1="7.533cm" svg:y1="13.064cm" svg:x2="7.533cm" svg:y2="13.83cm">
          <text:p/>
        </draw:line>
        <draw:frame draw:style-name="gr22" draw:text-style-name="P9" draw:layer="layout" svg:width="1.162cm" svg:height="1.114cm" svg:x="6.551cm" svg:y="24.135cm">
          <draw:text-box>
            <text:p text:style-name="P3"><text:span text:style-name="T10">R</text:span><text:span text:style-name="T11">e</text:span></text:p>
          </draw:text-box>
        </draw:frame>
        <draw:path draw:style-name="gr23" draw:text-style-name="P1" draw:layer="layout" svg:width="0.48cm" svg:height="2.713cm" svg:x="21.696cm" svg:y="8.689cm" svg:viewBox="0 0 481 2714" svg:d="M0 2688c79-578 99-812 99-812l83-1442 55-434 36 291 52 807 64 982 92 634">
          <text:p/>
        </draw:path>
        <draw:path draw:style-name="gr24" draw:text-style-name="P1" draw:layer="layout" svg:width="0.48cm" svg:height="1.237cm" svg:x="23.097cm" svg:y="10.165cm" svg:viewBox="0 0 481 1238" svg:d="M0 1226c79-264 99-370 99-370l83-658 55-198 36 133 52 368 64 448 92 289">
          <text:p/>
        </draw:path>
        <draw:frame draw:style-name="gr25" draw:text-style-name="P6" draw:layer="layout" svg:width="9.632cm" svg:height="2.727cm" svg:x="18.151cm" svg:y="17.11cm">
          <draw:text-box>
            <text:p><text:span text:style-name="T12">Many </text:span><text:span text:style-name="T13">v</text:span><text:span text:style-name="T12"> populated:</text:span> The above </text:p>
            <text:p>spectrum for each initial <text:span text:style-name="T5">v</text:span> with</text:p>
            <text:p>shift in wavelength.</text:p>
          </draw:text-box>
        </draw:frame>
        <draw:frame draw:style-name="gr26" draw:text-style-name="P6" draw:layer="layout" svg:width="7.724cm" svg:height="1.673cm" svg:x="19.347cm" svg:y="5.57cm">
          <draw:text-box>
            <text:p>Intensities determined by </text:p>
            <text:p>the FC overlap integral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LGC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2.2$Linux_X86_64 LibreOffice_project/20$Build-2</meta:generator>
    <meta:initial-creator>Jussi Eloranta</meta:initial-creator>
    <meta:creation-date>2007-12-23T01:27:53</meta:creation-date>
    <dc:date>2019-05-01T11:44:07.339619352</dc:date>
    <meta:editing-cycles>45</meta:editing-cycles>
    <meta:editing-duration>PT4H42M34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